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1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c_to_c</text:p>
          </table:table-cell>
          <table:table-cell office:value-type="string">
            <text:p>c_to_i</text:p>
          </table:table-cell>
          <table:table-cell office:value-type="string">
            <text:p>i_to_c</text:p>
          </table:table-cell>
          <table:table-cell office:value-type="string">
            <text:p>i_to_i</text:p>
          </table:table-cell>
          <table:table-cell office:value-type="string">
            <text:p>n_to_c</text:p>
          </table:table-cell>
          <table:table-cell office:value-type="string">
            <text:p>n_to_i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i-c_pressure_on_c</text:p>
          </table:table-cell>
          <table:table-cell office:value-type="string">
            <text:p>i-c_pressure_on_c_rel</text:p>
          </table:table-cell>
          <table:table-cell office:value-type="string">
            <text:p>i-c_pressure_on_i</text:p>
          </table:table-cell>
          <table:table-cell office:value-type="string">
            <text:p>i-c_pressure_on_i_rel</text:p>
          </table:table-cell>
          <table:table-cell office:value-type="string">
            <text:p>v2rel</text:p>
          </table:table-cell>
          <table:table-cell office:value-type="string">
            <text:p>i_pressure_on_c_rel</text:p>
          </table:table-cell>
          <table:table-cell office:value-type="string">
            <text:p>v1abs</text:p>
          </table:table-cell>
          <table:table-cell office:value-type="string">
            <text:p>v2abs</text:p>
          </table:table-cell>
          <table:table-cell office:value-type="string">
            <text:p>v1_per_c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C2]-[.B2]" office:value-type="float" office:value="-2">
            <text:p>-2</text:p>
          </table:table-cell>
          <table:table-cell table:formula="of:=[.C2]/[.H2]-[.B2]/[.H2]" office:value-type="float" office:value="-0.4">
            <text:p>-0.4</text:p>
          </table:table-cell>
          <table:table-cell table:formula="of:=[.E2]-[.D2]" office:value-type="float" office:value="0">
            <text:p>0</text:p>
          </table:table-cell>
          <table:table-cell table:formula="of:=IF([.I2]=0;0;[.L2]/[.I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C2]/[.H2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P2]/[.H2]" office:value-type="float" office:value="0.2">
            <text:p>0.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3]-[.B3]" office:value-type="float" office:value="0">
            <text:p>0</text:p>
          </table:table-cell>
          <table:table-cell table:formula="of:=[.C3]/[.H3]-[.B3]/[.H3]" office:value-type="float" office:value="0">
            <text:p>0</text:p>
          </table:table-cell>
          <table:table-cell table:formula="of:=[.E3]-[.D3]" office:value-type="float" office:value="0">
            <text:p>0</text:p>
          </table:table-cell>
          <table:table-cell table:formula="of:=IF([.I3]=0;0;[.L3]/[.I3])" office:value-type="float" office:value="0">
            <text:p>0</text:p>
          </table:table-cell>
          <table:table-cell office:value-type="string">
            <text:p>NaN</text:p>
          </table:table-cell>
          <table:table-cell table:formula="of:=[.C3]/[.H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P3]/[.H3]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4]-[.B4]" office:value-type="float" office:value="-3">
            <text:p>-3</text:p>
          </table:table-cell>
          <table:table-cell table:formula="of:=[.C4]/[.H4]-[.B4]/[.H4]" office:value-type="float" office:value="-1">
            <text:p>-1</text:p>
          </table:table-cell>
          <table:table-cell table:formula="of:=[.E4]-[.D4]" office:value-type="float" office:value="0">
            <text:p>0</text:p>
          </table:table-cell>
          <table:table-cell table:formula="of:=IF([.I4]=0;0;[.L4]/[.I4])" office:value-type="float" office:value="0">
            <text:p>0</text:p>
          </table:table-cell>
          <table:table-cell office:value-type="string">
            <text:p>NaN</text:p>
          </table:table-cell>
          <table:table-cell table:formula="of:=[.C4]/[.H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P4]/[.H4]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5]-[.B5]" office:value-type="float" office:value="0">
            <text:p>0</text:p>
          </table:table-cell>
          <table:table-cell table:formula="of:=[.C5]/[.H5]-[.B5]/[.H5]" office:value-type="float" office:value="0">
            <text:p>0</text:p>
          </table:table-cell>
          <table:table-cell table:formula="of:=[.E5]-[.D5]" office:value-type="float" office:value="0">
            <text:p>0</text:p>
          </table:table-cell>
          <table:table-cell table:formula="of:=IF([.I5]=0;0;[.L5]/[.I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C5]/[.H5]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P5]/[.H5]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C6]-[.B6]" office:value-type="float" office:value="-14">
            <text:p>-14</text:p>
          </table:table-cell>
          <table:table-cell table:formula="of:=[.C6]/[.H6]-[.B6]/[.H6]" office:value-type="float" office:value="-0.875">
            <text:p>-0.875</text:p>
          </table:table-cell>
          <table:table-cell table:formula="of:=[.E6]-[.D6]" office:value-type="float" office:value="0">
            <text:p>0</text:p>
          </table:table-cell>
          <table:table-cell table:formula="of:=IF([.I6]=0;0;[.L6]/[.I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C6]/[.H6]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P6]/[.H6]" office:value-type="float" office:value="1.4375">
            <text:p>1.437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C7]-[.B7]" office:value-type="float" office:value="-130">
            <text:p>-130</text:p>
          </table:table-cell>
          <table:table-cell table:formula="of:=[.C7]/[.H7]-[.B7]/[.H7]" office:value-type="float" office:value="-2.24137931034483">
            <text:p>-2.2413793103</text:p>
          </table:table-cell>
          <table:table-cell table:formula="of:=[.E7]-[.D7]" office:value-type="float" office:value="0">
            <text:p>0</text:p>
          </table:table-cell>
          <table:table-cell table:formula="of:=IF([.I7]=0;0;[.L7]/[.I7])" office:value-type="float" office:value="0">
            <text:p>0</text:p>
          </table:table-cell>
          <table:table-cell office:value-type="float" office:value="0.009009009">
            <text:p>0.009009009</text:p>
          </table:table-cell>
          <table:table-cell table:formula="of:=[.C7]/[.H7]" office:value-type="float" office:value="0.0344827586206897">
            <text:p>0.0344827586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formula="of:=[.P7]/[.H7]" office:value-type="float" office:value="1.89655172413793">
            <text:p>1.896551724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25">
            <text:p>25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formula="of:=[.C8]-[.B8]" office:value-type="float" office:value="-235">
            <text:p>-235</text:p>
          </table:table-cell>
          <table:table-cell table:formula="of:=[.C8]/[.H8]-[.B8]/[.H8]" office:value-type="float" office:value="-1.75373134328358">
            <text:p>-1.7537313433</text:p>
          </table:table-cell>
          <table:table-cell table:formula="of:=[.E8]-[.D8]" office:value-type="float" office:value="0">
            <text:p>0</text:p>
          </table:table-cell>
          <table:table-cell table:formula="of:=IF([.I8]=0;0;[.L8]/[.I8])" office:value-type="float" office:value="0">
            <text:p>0</text:p>
          </table:table-cell>
          <table:table-cell office:value-type="float" office:value="0.0044052863">
            <text:p>0.0044052863</text:p>
          </table:table-cell>
          <table:table-cell table:formula="of:=[.C8]/[.H8]" office:value-type="float" office:value="0.0149253731343284">
            <text:p>0.0149253731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table:formula="of:=[.P8]/[.H8]" office:value-type="float" office:value="1.6865671641791">
            <text:p>1.686567164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47">
            <text:p>6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8">
            <text:p>678</text:p>
          </table:table-cell>
          <table:table-cell office:value-type="float" office:value="15">
            <text:p>15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table:formula="of:=[.C9]-[.B9]" office:value-type="float" office:value="-644">
            <text:p>-644</text:p>
          </table:table-cell>
          <table:table-cell table:formula="of:=[.C9]/[.H9]-[.B9]/[.H9]" office:value-type="float" office:value="-2.88789237668161">
            <text:p>-2.8878923767</text:p>
          </table:table-cell>
          <table:table-cell table:formula="of:=[.E9]-[.D9]" office:value-type="float" office:value="-1">
            <text:p>-1</text:p>
          </table:table-cell>
          <table:table-cell table:formula="of:=IF([.I9]=0;0;[.L9]/[.I9])" office:value-type="float" office:value="-0.5">
            <text:p>-0.5</text:p>
          </table:table-cell>
          <table:table-cell office:value-type="float" office:value="0.004587156">
            <text:p>0.004587156</text:p>
          </table:table-cell>
          <table:table-cell table:formula="of:=[.C9]/[.H9]" office:value-type="float" office:value="0.0134529147982063">
            <text:p>0.0134529148</text:p>
          </table:table-cell>
          <table:table-cell office:value-type="float" office:value="434">
            <text:p>434</text:p>
          </table:table-cell>
          <table:table-cell office:value-type="float" office:value="2">
            <text:p>2</text:p>
          </table:table-cell>
          <table:table-cell table:formula="of:=[.P9]/[.H9]" office:value-type="float" office:value="1.94618834080718">
            <text:p>1.946188340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17">
            <text:p>61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837">
            <text:p>837</text:p>
          </table:table-cell>
          <table:table-cell office:value-type="float" office:value="46">
            <text:p>46</text:p>
          </table:table-cell>
          <table:table-cell office:value-type="float" office:value="378">
            <text:p>378</text:p>
          </table:table-cell>
          <table:table-cell office:value-type="float" office:value="11">
            <text:p>11</text:p>
          </table:table-cell>
          <table:table-cell table:formula="of:=[.C10]-[.B10]" office:value-type="float" office:value="-590">
            <text:p>-590</text:p>
          </table:table-cell>
          <table:table-cell table:formula="of:=[.C10]/[.H10]-[.B10]/[.H10]" office:value-type="float" office:value="-1.56084656084656">
            <text:p>-1.5608465608</text:p>
          </table:table-cell>
          <table:table-cell table:formula="of:=[.E10]-[.D10]" office:value-type="float" office:value="-9">
            <text:p>-9</text:p>
          </table:table-cell>
          <table:table-cell table:formula="of:=IF([.I10]=0;0;[.L10]/[.I10])" office:value-type="float" office:value="-0.818181818181818">
            <text:p>-0.8181818182</text:p>
          </table:table-cell>
          <table:table-cell office:value-type="float" office:value="0.0473773266">
            <text:p>0.0473773266</text:p>
          </table:table-cell>
          <table:table-cell table:formula="of:=[.C10]/[.H10]" office:value-type="float" office:value="0.0714285714285714">
            <text:p>0.0714285714</text:p>
          </table:table-cell>
          <table:table-cell office:value-type="float" office:value="563">
            <text:p>563</text:p>
          </table:table-cell>
          <table:table-cell office:value-type="float" office:value="28">
            <text:p>28</text:p>
          </table:table-cell>
          <table:table-cell table:formula="of:=[.P10]/[.H10]" office:value-type="float" office:value="1.48941798941799">
            <text:p>1.489417989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02">
            <text:p>802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43">
            <text:p>1343</text:p>
          </table:table-cell>
          <table:table-cell office:value-type="float" office:value="72">
            <text:p>72</text:p>
          </table:table-cell>
          <table:table-cell office:value-type="float" office:value="483">
            <text:p>483</text:p>
          </table:table-cell>
          <table:table-cell office:value-type="float" office:value="17">
            <text:p>17</text:p>
          </table:table-cell>
          <table:table-cell table:formula="of:=[.C11]-[.B11]" office:value-type="float" office:value="-767">
            <text:p>-767</text:p>
          </table:table-cell>
          <table:table-cell table:formula="of:=[.C11]/[.H11]-[.B11]/[.H11]" office:value-type="float" office:value="-1.5879917184265">
            <text:p>-1.5879917184</text:p>
          </table:table-cell>
          <table:table-cell table:formula="of:=[.E11]-[.D11]" office:value-type="float" office:value="-17">
            <text:p>-17</text:p>
          </table:table-cell>
          <table:table-cell table:formula="of:=IF([.I11]=0;0;[.L11]/[.I11])" office:value-type="float" office:value="-1">
            <text:p>-1</text:p>
          </table:table-cell>
          <table:table-cell office:value-type="float" office:value="0.0470588235">
            <text:p>0.0470588235</text:p>
          </table:table-cell>
          <table:table-cell table:formula="of:=[.C11]/[.H11]" office:value-type="float" office:value="0.072463768115942">
            <text:p>0.0724637681</text:p>
          </table:table-cell>
          <table:table-cell office:value-type="float" office:value="810">
            <text:p>810</text:p>
          </table:table-cell>
          <table:table-cell office:value-type="float" office:value="40">
            <text:p>40</text:p>
          </table:table-cell>
          <table:table-cell table:formula="of:=[.P11]/[.H11]" office:value-type="float" office:value="1.67701863354037">
            <text:p>1.677018633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754">
            <text:p>1754</text:p>
          </table:table-cell>
          <table:table-cell office:value-type="float" office:value="194">
            <text:p>194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2134">
            <text:p>2134</text:p>
          </table:table-cell>
          <table:table-cell office:value-type="float" office:value="284">
            <text:p>284</text:p>
          </table:table-cell>
          <table:table-cell office:value-type="float" office:value="817">
            <text:p>817</text:p>
          </table:table-cell>
          <table:table-cell office:value-type="float" office:value="46">
            <text:p>46</text:p>
          </table:table-cell>
          <table:table-cell table:formula="of:=[.C12]-[.B12]" office:value-type="float" office:value="-1560">
            <text:p>-1560</text:p>
          </table:table-cell>
          <table:table-cell table:formula="of:=[.C12]/[.H12]-[.B12]/[.H12]" office:value-type="float" office:value="-1.9094247246022">
            <text:p>-1.9094247246</text:p>
          </table:table-cell>
          <table:table-cell table:formula="of:=[.E12]-[.D12]" office:value-type="float" office:value="-47">
            <text:p>-47</text:p>
          </table:table-cell>
          <table:table-cell table:formula="of:=IF([.I12]=0;0;[.L12]/[.I12])" office:value-type="float" office:value="-1.02173913043478">
            <text:p>-1.0217391304</text:p>
          </table:table-cell>
          <table:table-cell office:value-type="float" office:value="0.1489868892">
            <text:p>0.1489868892</text:p>
          </table:table-cell>
          <table:table-cell table:formula="of:=[.C12]/[.H12]" office:value-type="float" office:value="0.237454100367197">
            <text:p>0.2374541004</text:p>
          </table:table-cell>
          <table:table-cell office:value-type="float" office:value="1428">
            <text:p>1428</text:p>
          </table:table-cell>
          <table:table-cell office:value-type="float" office:value="250">
            <text:p>250</text:p>
          </table:table-cell>
          <table:table-cell table:formula="of:=[.P12]/[.H12]" office:value-type="float" office:value="1.74785801713586">
            <text:p>1.747858017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529">
            <text:p>1529</text:p>
          </table:table-cell>
          <table:table-cell office:value-type="float" office:value="424">
            <text:p>424</text:p>
          </table:table-cell>
          <table:table-cell office:value-type="float" office:value="283">
            <text:p>283</text:p>
          </table:table-cell>
          <table:table-cell office:value-type="float" office:value="235">
            <text:p>235</text:p>
          </table:table-cell>
          <table:table-cell office:value-type="float" office:value="1868">
            <text:p>1868</text:p>
          </table:table-cell>
          <table:table-cell office:value-type="float" office:value="761">
            <text:p>761</text:p>
          </table:table-cell>
          <table:table-cell office:value-type="float" office:value="707">
            <text:p>707</text:p>
          </table:table-cell>
          <table:table-cell office:value-type="float" office:value="184">
            <text:p>184</text:p>
          </table:table-cell>
          <table:table-cell table:formula="of:=[.C13]-[.B13]" office:value-type="float" office:value="-1105">
            <text:p>-1105</text:p>
          </table:table-cell>
          <table:table-cell table:formula="of:=[.C13]/[.H13]-[.B13]/[.H13]" office:value-type="float" office:value="-1.56294200848656">
            <text:p>-1.5629420085</text:p>
          </table:table-cell>
          <table:table-cell table:formula="of:=[.E13]-[.D13]" office:value-type="float" office:value="-48">
            <text:p>-48</text:p>
          </table:table-cell>
          <table:table-cell table:formula="of:=IF([.I13]=0;0;[.L13]/[.I13])" office:value-type="float" office:value="-0.260869565217391">
            <text:p>-0.2608695652</text:p>
          </table:table-cell>
          <table:table-cell office:value-type="float" office:value="0.3722839208">
            <text:p>0.3722839208</text:p>
          </table:table-cell>
          <table:table-cell table:formula="of:=[.C13]/[.H13]" office:value-type="float" office:value="0.5997171145686">
            <text:p>0.5997171146</text:p>
          </table:table-cell>
          <table:table-cell office:value-type="float" office:value="1300">
            <text:p>1300</text:p>
          </table:table-cell>
          <table:table-cell office:value-type="float" office:value="771">
            <text:p>771</text:p>
          </table:table-cell>
          <table:table-cell table:formula="of:=[.P13]/[.H13]" office:value-type="float" office:value="1.83875530410184">
            <text:p>1.838755304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4">
            <text:p>504</text:p>
          </table:table-cell>
          <table:table-cell office:value-type="float" office:value="442">
            <text:p>442</text:p>
          </table:table-cell>
          <table:table-cell office:value-type="float" office:value="335">
            <text:p>335</text:p>
          </table:table-cell>
          <table:table-cell office:value-type="float" office:value="524">
            <text:p>524</text:p>
          </table:table-cell>
          <table:table-cell office:value-type="float" office:value="1203">
            <text:p>1203</text:p>
          </table:table-cell>
          <table:table-cell office:value-type="float" office:value="1188">
            <text:p>1188</text:p>
          </table:table-cell>
          <table:table-cell office:value-type="float" office:value="477">
            <text:p>477</text:p>
          </table:table-cell>
          <table:table-cell office:value-type="float" office:value="414">
            <text:p>414</text:p>
          </table:table-cell>
          <table:table-cell table:formula="of:=[.C14]-[.B14]" office:value-type="float" office:value="-62">
            <text:p>-62</text:p>
          </table:table-cell>
          <table:table-cell table:formula="of:=[.C14]/[.H14]-[.B14]/[.H14]" office:value-type="float" office:value="-0.129979035639413">
            <text:p>-0.1299790356</text:p>
          </table:table-cell>
          <table:table-cell table:formula="of:=[.E14]-[.D14]" office:value-type="float" office:value="189">
            <text:p>189</text:p>
          </table:table-cell>
          <table:table-cell table:formula="of:=IF([.I14]=0;0;[.L14]/[.I14])" office:value-type="float" office:value="0.456521739130435">
            <text:p>0.4565217391</text:p>
          </table:table-cell>
          <table:table-cell office:value-type="float" office:value="0.6107969152">
            <text:p>0.6107969152</text:p>
          </table:table-cell>
          <table:table-cell table:formula="of:=[.C14]/[.H14]" office:value-type="float" office:value="0.926624737945493">
            <text:p>0.9266247379</text:p>
          </table:table-cell>
          <table:table-cell office:value-type="float" office:value="757">
            <text:p>757</text:p>
          </table:table-cell>
          <table:table-cell office:value-type="float" office:value="1188">
            <text:p>1188</text:p>
          </table:table-cell>
          <table:table-cell table:formula="of:=[.P14]/[.H14]" office:value-type="float" office:value="1.58700209643606">
            <text:p>1.587002096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99">
            <text:p>399</text:p>
          </table:table-cell>
          <table:table-cell office:value-type="float" office:value="443">
            <text:p>443</text:p>
          </table:table-cell>
          <table:table-cell office:value-type="float" office:value="381">
            <text:p>381</text:p>
          </table:table-cell>
          <table:table-cell office:value-type="float" office:value="805">
            <text:p>805</text:p>
          </table:table-cell>
          <table:table-cell office:value-type="float" office:value="987">
            <text:p>987</text:p>
          </table:table-cell>
          <table:table-cell office:value-type="float" office:value="1442">
            <text:p>1442</text:p>
          </table:table-cell>
          <table:table-cell office:value-type="float" office:value="403">
            <text:p>403</text:p>
          </table:table-cell>
          <table:table-cell office:value-type="float" office:value="543">
            <text:p>543</text:p>
          </table:table-cell>
          <table:table-cell table:formula="of:=[.C15]-[.B15]" office:value-type="float" office:value="44">
            <text:p>44</text:p>
          </table:table-cell>
          <table:table-cell table:formula="of:=[.C15]/[.H15]-[.B15]/[.H15]" office:value-type="float" office:value="0.109181141439206">
            <text:p>0.1091811414</text:p>
          </table:table-cell>
          <table:table-cell table:formula="of:=[.E15]-[.D15]" office:value-type="float" office:value="424">
            <text:p>424</text:p>
          </table:table-cell>
          <table:table-cell table:formula="of:=IF([.I15]=0;0;[.L15]/[.I15])" office:value-type="float" office:value="0.780847145488029">
            <text:p>0.7808471455</text:p>
            <draw:frame table:end-cell-address="Sheet1.U38" table:end-x="0.3055in" table:end-y="0.1102in" draw:z-index="0" draw:style-name="gr1" draw:text-style-name="P1" svg:width="6.9567in" svg:height="4.0472in" svg:x="0.461in" svg:y="0.1528in">
              <draw:object draw:notify-on-update-of-ranges="Sheet1.A1:Sheet1.A1 Sheet1.A2:Sheet1.A24 Sheet1.K1:Sheet1.K1 Sheet1.K2:Sheet1.K24 Sheet1.A1:Sheet1.A1 Sheet1.A2:Sheet1.A24 Sheet1.N1:Sheet1.N1 Sheet1.N2:Sheet1.N24 Sheet1.A1:Sheet1.A1 Sheet1.A2:Sheet1.A24 Sheet1.O1:Sheet1.O1 Sheet1.O2:Sheet1.O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690464782">
            <text:p>0.690464782</text:p>
          </table:table-cell>
          <table:table-cell table:formula="of:=[.C15]/[.H15]" office:value-type="float" office:value="1.09925558312655">
            <text:p>1.0992555831</text:p>
          </table:table-cell>
          <table:table-cell office:value-type="float" office:value="646">
            <text:p>646</text:p>
          </table:table-cell>
          <table:table-cell office:value-type="float" office:value="1441">
            <text:p>1441</text:p>
          </table:table-cell>
          <table:table-cell table:formula="of:=[.P15]/[.H15]" office:value-type="float" office:value="1.6029776674938">
            <text:p>1.602977667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83">
            <text:p>183</text:p>
          </table:table-cell>
          <table:table-cell office:value-type="float" office:value="461">
            <text:p>461</text:p>
          </table:table-cell>
          <table:table-cell office:value-type="float" office:value="458">
            <text:p>458</text:p>
          </table:table-cell>
          <table:table-cell office:value-type="float" office:value="2540">
            <text:p>2540</text:p>
          </table:table-cell>
          <table:table-cell office:value-type="float" office:value="556">
            <text:p>556</text:p>
          </table:table-cell>
          <table:table-cell office:value-type="float" office:value="2893">
            <text:p>2893</text:p>
          </table:table-cell>
          <table:table-cell office:value-type="float" office:value="241">
            <text:p>241</text:p>
          </table:table-cell>
          <table:table-cell office:value-type="float" office:value="1176">
            <text:p>1176</text:p>
          </table:table-cell>
          <table:table-cell table:formula="of:=[.C16]-[.B16]" office:value-type="float" office:value="278">
            <text:p>278</text:p>
          </table:table-cell>
          <table:table-cell table:formula="of:=[.C16]/[.H16]-[.B16]/[.H16]" office:value-type="float" office:value="1.15352697095436">
            <text:p>1.153526971</text:p>
          </table:table-cell>
          <table:table-cell table:formula="of:=[.E16]-[.D16]" office:value-type="float" office:value="2082">
            <text:p>2082</text:p>
          </table:table-cell>
          <table:table-cell table:formula="of:=IF([.I16]=0;0;[.L16]/[.I16])" office:value-type="float" office:value="1.77040816326531">
            <text:p>1.7704081633</text:p>
          </table:table-cell>
          <table:table-cell office:value-type="float" office:value="0.8744356659">
            <text:p>0.8744356659</text:p>
          </table:table-cell>
          <table:table-cell table:formula="of:=[.C16]/[.H16]" office:value-type="float" office:value="1.91286307053942">
            <text:p>1.9128630705</text:p>
          </table:table-cell>
          <table:table-cell office:value-type="float" office:value="445">
            <text:p>445</text:p>
          </table:table-cell>
          <table:table-cell office:value-type="float" office:value="3099">
            <text:p>3099</text:p>
          </table:table-cell>
          <table:table-cell table:formula="of:=[.P16]/[.H16]" office:value-type="float" office:value="1.84647302904564">
            <text:p>1.846473029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14">
            <text:p>114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2944">
            <text:p>2944</text:p>
          </table:table-cell>
          <table:table-cell office:value-type="float" office:value="262">
            <text:p>262</text:p>
          </table:table-cell>
          <table:table-cell office:value-type="float" office:value="2636">
            <text:p>2636</text:p>
          </table:table-cell>
          <table:table-cell office:value-type="float" office:value="118">
            <text:p>118</text:p>
          </table:table-cell>
          <table:table-cell office:value-type="float" office:value="1171">
            <text:p>1171</text:p>
          </table:table-cell>
          <table:table-cell table:formula="of:=[.C17]-[.B17]" office:value-type="float" office:value="197">
            <text:p>197</text:p>
          </table:table-cell>
          <table:table-cell table:formula="of:=[.C17]/[.H17]-[.B17]/[.H17]" office:value-type="float" office:value="1.66949152542373">
            <text:p>1.6694915254</text:p>
          </table:table-cell>
          <table:table-cell table:formula="of:=[.E17]-[.D17]" office:value-type="float" office:value="2616">
            <text:p>2616</text:p>
          </table:table-cell>
          <table:table-cell table:formula="of:=IF([.I17]=0;0;[.L17]/[.I17])" office:value-type="float" office:value="2.23398804440649">
            <text:p>2.2339880444</text:p>
          </table:table-cell>
          <table:table-cell office:value-type="float" office:value="0.9330833574">
            <text:p>0.9330833574</text:p>
          </table:table-cell>
          <table:table-cell table:formula="of:=[.C17]/[.H17]" office:value-type="float" office:value="2.63559322033898">
            <text:p>2.6355932203</text:p>
          </table:table-cell>
          <table:table-cell office:value-type="float" office:value="232">
            <text:p>232</text:p>
          </table:table-cell>
          <table:table-cell office:value-type="float" office:value="3235">
            <text:p>3235</text:p>
          </table:table-cell>
          <table:table-cell table:formula="of:=[.P17]/[.H17]" office:value-type="float" office:value="1.96610169491525">
            <text:p>1.966101694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2">
            <text:p>42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367">
            <text:p>2367</text:p>
          </table:table-cell>
          <table:table-cell office:value-type="float" office:value="208">
            <text:p>208</text:p>
          </table:table-cell>
          <table:table-cell office:value-type="float" office:value="2855">
            <text:p>2855</text:p>
          </table:table-cell>
          <table:table-cell office:value-type="float" office:value="83">
            <text:p>83</text:p>
          </table:table-cell>
          <table:table-cell office:value-type="float" office:value="1113">
            <text:p>1113</text:p>
          </table:table-cell>
          <table:table-cell table:formula="of:=[.C18]-[.B18]" office:value-type="float" office:value="189">
            <text:p>189</text:p>
          </table:table-cell>
          <table:table-cell table:formula="of:=[.C18]/[.H18]-[.B18]/[.H18]" office:value-type="float" office:value="2.27710843373494">
            <text:p>2.2771084337</text:p>
          </table:table-cell>
          <table:table-cell table:formula="of:=[.E18]-[.D18]" office:value-type="float" office:value="2132">
            <text:p>2132</text:p>
          </table:table-cell>
          <table:table-cell table:formula="of:=IF([.I18]=0;0;[.L18]/[.I18])" office:value-type="float" office:value="1.91554357592093">
            <text:p>1.9155435759</text:p>
          </table:table-cell>
          <table:table-cell office:value-type="float" office:value="0.945489321">
            <text:p>0.945489321</text:p>
          </table:table-cell>
          <table:table-cell table:formula="of:=[.C18]/[.H18]" office:value-type="float" office:value="2.78313253012048">
            <text:p>2.7831325301</text:p>
          </table:table-cell>
          <table:table-cell office:value-type="float" office:value="171">
            <text:p>171</text:p>
          </table:table-cell>
          <table:table-cell office:value-type="float" office:value="2966">
            <text:p>2966</text:p>
          </table:table-cell>
          <table:table-cell table:formula="of:=[.P18]/[.H18]" office:value-type="float" office:value="2.06024096385542">
            <text:p>2.060240963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83">
            <text:p>83</text:p>
          </table:table-cell>
          <table:table-cell office:value-type="float" office:value="1790">
            <text:p>1790</text:p>
          </table:table-cell>
          <table:table-cell office:value-type="float" office:value="119">
            <text:p>119</text:p>
          </table:table-cell>
          <table:table-cell office:value-type="float" office:value="2363">
            <text:p>2363</text:p>
          </table:table-cell>
          <table:table-cell office:value-type="float" office:value="50">
            <text:p>50</text:p>
          </table:table-cell>
          <table:table-cell office:value-type="float" office:value="971">
            <text:p>971</text:p>
          </table:table-cell>
          <table:table-cell table:formula="of:=[.C19]-[.B19]" office:value-type="float" office:value="106">
            <text:p>106</text:p>
          </table:table-cell>
          <table:table-cell table:formula="of:=[.C19]/[.H19]-[.B19]/[.H19]" office:value-type="float" office:value="2.12">
            <text:p>2.12</text:p>
          </table:table-cell>
          <table:table-cell table:formula="of:=[.E19]-[.D19]" office:value-type="float" office:value="1707">
            <text:p>1707</text:p>
          </table:table-cell>
          <table:table-cell table:formula="of:=IF([.I19]=0;0;[.L19]/[.I19])" office:value-type="float" office:value="1.75798146240989">
            <text:p>1.7579814624</text:p>
          </table:table-cell>
          <table:table-cell office:value-type="float" office:value="0.9715123586">
            <text:p>0.9715123586</text:p>
          </table:table-cell>
          <table:table-cell table:formula="of:=[.C19]/[.H19]" office:value-type="float" office:value="2.24">
            <text:p>2.24</text:p>
          </table:table-cell>
          <table:table-cell office:value-type="float" office:value="68">
            <text:p>68</text:p>
          </table:table-cell>
          <table:table-cell office:value-type="float" office:value="2319">
            <text:p>2319</text:p>
          </table:table-cell>
          <table:table-cell table:formula="of:=[.P19]/[.H19]" office:value-type="float" office:value="1.36">
            <text:p>1.3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6">
            <text:p>46</text:p>
          </table:table-cell>
          <table:table-cell office:value-type="float" office:value="166">
            <text:p>166</text:p>
          </table:table-cell>
          <table:table-cell office:value-type="float" office:value="214">
            <text:p>214</text:p>
          </table:table-cell>
          <table:table-cell office:value-type="float" office:value="2591">
            <text:p>2591</text:p>
          </table:table-cell>
          <table:table-cell office:value-type="float" office:value="180">
            <text:p>180</text:p>
          </table:table-cell>
          <table:table-cell office:value-type="float" office:value="2954">
            <text:p>2954</text:p>
          </table:table-cell>
          <table:table-cell office:value-type="float" office:value="63">
            <text:p>63</text:p>
          </table:table-cell>
          <table:table-cell office:value-type="float" office:value="1179">
            <text:p>1179</text:p>
          </table:table-cell>
          <table:table-cell table:formula="of:=[.C20]-[.B20]" office:value-type="float" office:value="120">
            <text:p>120</text:p>
          </table:table-cell>
          <table:table-cell table:formula="of:=[.C20]/[.H20]-[.B20]/[.H20]" office:value-type="float" office:value="1.9047619047619">
            <text:p>1.9047619048</text:p>
          </table:table-cell>
          <table:table-cell table:formula="of:=[.E20]-[.D20]" office:value-type="float" office:value="2377">
            <text:p>2377</text:p>
          </table:table-cell>
          <table:table-cell table:formula="of:=IF([.I20]=0;0;[.L20]/[.I20])" office:value-type="float" office:value="2.01611535199321">
            <text:p>2.016115352</text:p>
          </table:table-cell>
          <table:table-cell office:value-type="float" office:value="0.944998489">
            <text:p>0.944998489</text:p>
          </table:table-cell>
          <table:table-cell table:formula="of:=[.C20]/[.H20]" office:value-type="float" office:value="2.63492063492063">
            <text:p>2.6349206349</text:p>
          </table:table-cell>
          <table:table-cell office:value-type="float" office:value="182">
            <text:p>182</text:p>
          </table:table-cell>
          <table:table-cell office:value-type="float" office:value="3127">
            <text:p>3127</text:p>
          </table:table-cell>
          <table:table-cell table:formula="of:=[.P20]/[.H20]" office:value-type="float" office:value="2.88888888888889">
            <text:p>2.8888888889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15">
            <text:p>15</text:p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office:value-type="float" office:value="3083">
            <text:p>3083</text:p>
          </table:table-cell>
          <table:table-cell office:value-type="float" office:value="143">
            <text:p>143</text:p>
          </table:table-cell>
          <table:table-cell office:value-type="float" office:value="3241">
            <text:p>3241</text:p>
          </table:table-cell>
          <table:table-cell office:value-type="float" office:value="47">
            <text:p>47</text:p>
          </table:table-cell>
          <table:table-cell office:value-type="float" office:value="1208">
            <text:p>1208</text:p>
          </table:table-cell>
          <table:table-cell table:formula="of:=[.C21]-[.B21]" office:value-type="float" office:value="106">
            <text:p>106</text:p>
          </table:table-cell>
          <table:table-cell table:formula="of:=[.C21]/[.H21]-[.B21]/[.H21]" office:value-type="float" office:value="2.25531914893617">
            <text:p>2.2553191489</text:p>
          </table:table-cell>
          <table:table-cell table:formula="of:=[.E21]-[.D21]" office:value-type="float" office:value="2953">
            <text:p>2953</text:p>
          </table:table-cell>
          <table:table-cell table:formula="of:=IF([.I21]=0;0;[.L21]/[.I21])" office:value-type="float" office:value="2.44453642384106">
            <text:p>2.4445364238</text:p>
          </table:table-cell>
          <table:table-cell office:value-type="float" office:value="0.9654614139">
            <text:p>0.9654614139</text:p>
          </table:table-cell>
          <table:table-cell table:formula="of:=[.C21]/[.H21]" office:value-type="float" office:value="2.57446808510638">
            <text:p>2.5744680851</text:p>
          </table:table-cell>
          <table:table-cell office:value-type="float" office:value="128">
            <text:p>128</text:p>
          </table:table-cell>
          <table:table-cell office:value-type="float" office:value="3578">
            <text:p>3578</text:p>
          </table:table-cell>
          <table:table-cell table:formula="of:=[.P21]/[.H21]" office:value-type="float" office:value="2.72340425531915">
            <text:p>2.723404255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127">
            <text:p>127</text:p>
          </table:table-cell>
          <table:table-cell office:value-type="float" office:value="3239">
            <text:p>3239</text:p>
          </table:table-cell>
          <table:table-cell office:value-type="float" office:value="105">
            <text:p>105</text:p>
          </table:table-cell>
          <table:table-cell office:value-type="float" office:value="3605">
            <text:p>3605</text:p>
          </table:table-cell>
          <table:table-cell office:value-type="float" office:value="47">
            <text:p>47</text:p>
          </table:table-cell>
          <table:table-cell office:value-type="float" office:value="1334">
            <text:p>1334</text:p>
          </table:table-cell>
          <table:table-cell table:formula="of:=[.C22]-[.B22]" office:value-type="float" office:value="73">
            <text:p>73</text:p>
          </table:table-cell>
          <table:table-cell table:formula="of:=[.C22]/[.H22]-[.B22]/[.H22]" office:value-type="float" office:value="1.5531914893617">
            <text:p>1.5531914894</text:p>
          </table:table-cell>
          <table:table-cell table:formula="of:=[.E22]-[.D22]" office:value-type="float" office:value="3112">
            <text:p>3112</text:p>
          </table:table-cell>
          <table:table-cell table:formula="of:=IF([.I22]=0;0;[.L22]/[.I22])" office:value-type="float" office:value="2.3328335832084">
            <text:p>2.3328335832</text:p>
          </table:table-cell>
          <table:table-cell office:value-type="float" office:value="0.977067766">
            <text:p>0.977067766</text:p>
          </table:table-cell>
          <table:table-cell table:formula="of:=[.C22]/[.H22]" office:value-type="float" office:value="1.93617021276596">
            <text:p>1.9361702128</text:p>
          </table:table-cell>
          <table:table-cell office:value-type="float" office:value="89">
            <text:p>89</text:p>
          </table:table-cell>
          <table:table-cell office:value-type="float" office:value="3792">
            <text:p>3792</text:p>
          </table:table-cell>
          <table:table-cell table:formula="of:=[.P22]/[.H22]" office:value-type="float" office:value="1.8936170212766">
            <text:p>1.8936170213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float" office:value="139">
            <text:p>139</text:p>
          </table:table-cell>
          <table:table-cell office:value-type="float" office:value="4354">
            <text:p>4354</text:p>
          </table:table-cell>
          <table:table-cell office:value-type="float" office:value="116">
            <text:p>116</text:p>
          </table:table-cell>
          <table:table-cell office:value-type="float" office:value="3850">
            <text:p>3850</text:p>
          </table:table-cell>
          <table:table-cell office:value-type="float" office:value="56">
            <text:p>56</text:p>
          </table:table-cell>
          <table:table-cell office:value-type="float" office:value="1468">
            <text:p>1468</text:p>
          </table:table-cell>
          <table:table-cell table:formula="of:=[.C23]-[.B23]" office:value-type="float" office:value="153">
            <text:p>153</text:p>
          </table:table-cell>
          <table:table-cell table:formula="of:=[.C23]/[.H23]-[.B23]/[.H23]" office:value-type="float" office:value="2.73214285714286">
            <text:p>2.7321428571</text:p>
          </table:table-cell>
          <table:table-cell table:formula="of:=[.E23]-[.D23]" office:value-type="float" office:value="4215">
            <text:p>4215</text:p>
          </table:table-cell>
          <table:table-cell table:formula="of:=IF([.I23]=0;0;[.L23]/[.I23])" office:value-type="float" office:value="2.87125340599455">
            <text:p>2.871253406</text:p>
          </table:table-cell>
          <table:table-cell office:value-type="float" office:value="0.9802065404">
            <text:p>0.9802065404</text:p>
          </table:table-cell>
          <table:table-cell table:formula="of:=[.C23]/[.H23]" office:value-type="float" office:value="2.80357142857143">
            <text:p>2.8035714286</text:p>
          </table:table-cell>
          <table:table-cell office:value-type="float" office:value="92">
            <text:p>92</text:p>
          </table:table-cell>
          <table:table-cell office:value-type="float" office:value="4556">
            <text:p>4556</text:p>
          </table:table-cell>
          <table:table-cell table:formula="of:=[.P23]/[.H23]" office:value-type="float" office:value="1.64285714285714">
            <text:p>1.6428571429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float" office:value="232">
            <text:p>232</text:p>
          </table:table-cell>
          <table:table-cell office:value-type="float" office:value="201">
            <text:p>201</text:p>
          </table:table-cell>
          <table:table-cell office:value-type="float" office:value="5328">
            <text:p>5328</text:p>
          </table:table-cell>
          <table:table-cell office:value-type="float" office:value="135">
            <text:p>135</text:p>
          </table:table-cell>
          <table:table-cell office:value-type="float" office:value="4516">
            <text:p>4516</text:p>
          </table:table-cell>
          <table:table-cell office:value-type="float" office:value="58">
            <text:p>58</text:p>
          </table:table-cell>
          <table:table-cell office:value-type="float" office:value="1534">
            <text:p>1534</text:p>
          </table:table-cell>
          <table:table-cell table:formula="of:=[.C24]-[.B24]" office:value-type="float" office:value="220">
            <text:p>220</text:p>
          </table:table-cell>
          <table:table-cell table:formula="of:=[.C24]/[.H24]-[.B24]/[.H24]" office:value-type="float" office:value="3.79310344827586">
            <text:p>3.7931034483</text:p>
          </table:table-cell>
          <table:table-cell table:formula="of:=[.E24]-[.D24]" office:value-type="float" office:value="5127">
            <text:p>5127</text:p>
          </table:table-cell>
          <table:table-cell table:formula="of:=IF([.I24]=0;0;[.L24]/[.I24])" office:value-type="float" office:value="3.34224250325945">
            <text:p>3.3422425033</text:p>
          </table:table-cell>
          <table:table-cell office:value-type="float" office:value="0.9746888547">
            <text:p>0.9746888547</text:p>
          </table:table-cell>
          <table:table-cell table:formula="of:=[.C24]/[.H24]" office:value-type="float" office:value="4">
            <text:p>4</text:p>
          </table:table-cell>
          <table:table-cell office:value-type="float" office:value="181">
            <text:p>181</text:p>
          </table:table-cell>
          <table:table-cell office:value-type="float" office:value="6970">
            <text:p>6970</text:p>
          </table:table-cell>
          <table:table-cell table:formula="of:=[.P24]/[.H24]" office:value-type="float" office:value="3.12068965517241">
            <text:p>3.12068965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1">12/11/2023</text:date>, <text:time>10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1T10:14:19.57</dc:date>
    <dc:creator>Aleksandrs Berdicevskis</dc:creator>
    <meta:document-statistic meta:table-count="1" meta:cell-count="43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71cm" svg:height="10.281cm" xlink:href=".." xlink:type="simple" chart:class="chart:scatter" chart:style-name="ch1">
        <chart:legend chart:legend-position="end" svg:x="12.967cm" svg:y="4.304cm" style:legend-expansion="high" chart:style-name="ch2"/>
        <chart:plot-area chart:style-name="ch3" table:cell-range-address="Sheet1.A1:Sheet1.A24 Sheet1.K1:Sheet1.K24 Sheet1.N1:Sheet1.O24" chart:data-source-has-labels="row" svg:x="0.803cm" svg:y="0.955cm" svg:width="11.458cm" svg:height="8.701cm">
          <chartooo:coordinate-region svg:x="1.345cm" svg:y="1.167cm" svg:width="10.544cm" svg:height="8.2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24" chart:label-cell-address="Sheet1.K1:Sheet1.K1" chart:class="chart:scatter">
            <chart:domain table:cell-range-address="Sheet1.A2:Sheet1.A24"/>
            <chart:data-point chart:repeated="23"/>
          </chart:series>
          <chart:series chart:style-name="ch7" chart:values-cell-range-address="Sheet1.N2:Sheet1.N24" chart:label-cell-address="Sheet1.N1:Sheet1.N1" chart:class="chart:scatter">
            <chart:data-point chart:repeated="23"/>
          </chart:series>
          <chart:series chart:style-name="ch8" chart:values-cell-range-address="Sheet1.O2:Sheet1.O24" chart:label-cell-address="Sheet1.O1:Sheet1.O1" chart:class="chart:scatte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-c_pressure_on_c_rel</text:p>
                <draw:g>
                  <svg:desc>Sheet1.K1:Sheet1.K1</svg:desc>
                </draw:g>
              </table:table-cell>
              <table:table-cell office:value-type="string">
                <text:p>v2rel</text:p>
                <draw:g>
                  <svg:desc>Sheet1.N1:Sheet1.N1</svg:desc>
                </draw:g>
              </table:table-cell>
              <table:table-cell office:value-type="string">
                <text:p>i_pressure_on_c_rel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4</svg:desc>
                </draw:g>
              </table:table-cell>
              <table:table-cell office:value-type="float" office:value="-0.4">
                <text:p>-0.4</text:p>
                <draw:g>
                  <svg:desc>Sheet1.K2:Sheet1.K24</svg:desc>
                </draw:g>
              </table:table-cell>
              <table:table-cell office:value-type="float" office:value="0">
                <text:p>0</text:p>
                <draw:g>
                  <svg:desc>Sheet1.N2:Sheet1.N24</svg:desc>
                </draw:g>
              </table:table-cell>
              <table:table-cell office:value-type="float" office:value="0">
                <text:p>0</text:p>
                <draw:g>
                  <svg:desc>Sheet1.O2:Sheet1.O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2">
                <text:p>200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4">
                <text:p>2004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5">
                <text:p>2005</text:p>
              </table:table-cell>
              <table:table-cell office:value-type="float" office:value="-2.24137931034483">
                <text:p>-2.24137931034483</text:p>
              </table:table-cell>
              <table:table-cell office:value-type="float" office:value="0.009009009">
                <text:p>0.009009009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6">
                <text:p>2006</text:p>
              </table:table-cell>
              <table:table-cell office:value-type="float" office:value="-1.75373134328358">
                <text:p>-1.75373134328358</text:p>
              </table:table-cell>
              <table:table-cell office:value-type="float" office:value="0.0044052863">
                <text:p>0.0044052863</text:p>
              </table:table-cell>
              <table:table-cell office:value-type="float" office:value="0.0149253731343284">
                <text:p>0.0149253731343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7">
                <text:p>2007</text:p>
              </table:table-cell>
              <table:table-cell office:value-type="float" office:value="-2.88789237668161">
                <text:p>-2.88789237668161</text:p>
              </table:table-cell>
              <table:table-cell office:value-type="float" office:value="0.004587156">
                <text:p>0.004587156</text:p>
              </table:table-cell>
              <table:table-cell office:value-type="float" office:value="0.0134529147982063">
                <text:p>0.0134529147982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8">
                <text:p>2008</text:p>
              </table:table-cell>
              <table:table-cell office:value-type="float" office:value="-1.56084656084656">
                <text:p>-1.56084656084656</text:p>
              </table:table-cell>
              <table:table-cell office:value-type="float" office:value="0.0473773266">
                <text:p>0.0473773266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9">
                <text:p>2009</text:p>
              </table:table-cell>
              <table:table-cell office:value-type="float" office:value="-1.5879917184265">
                <text:p>-1.5879917184265</text:p>
              </table:table-cell>
              <table:table-cell office:value-type="float" office:value="0.0470588235">
                <text:p>0.0470588235</text:p>
              </table:table-cell>
              <table:table-cell office:value-type="float" office:value="0.072463768115942">
                <text:p>0.072463768115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-1.9094247246022">
                <text:p>-1.9094247246022</text:p>
              </table:table-cell>
              <table:table-cell office:value-type="float" office:value="0.1489868892">
                <text:p>0.1489868892</text:p>
              </table:table-cell>
              <table:table-cell office:value-type="float" office:value="0.237454100367197">
                <text:p>0.237454100367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">
                <text:p>2011</text:p>
              </table:table-cell>
              <table:table-cell office:value-type="float" office:value="-1.56294200848656">
                <text:p>-1.56294200848656</text:p>
              </table:table-cell>
              <table:table-cell office:value-type="float" office:value="0.3722839208">
                <text:p>0.3722839208</text:p>
              </table:table-cell>
              <table:table-cell office:value-type="float" office:value="0.5997171145686">
                <text:p>0.5997171145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-0.129979035639413">
                <text:p>-0.129979035639413</text:p>
              </table:table-cell>
              <table:table-cell office:value-type="float" office:value="0.6107969152">
                <text:p>0.6107969152</text:p>
              </table:table-cell>
              <table:table-cell office:value-type="float" office:value="0.926624737945493">
                <text:p>0.926624737945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3">
                <text:p>2013</text:p>
              </table:table-cell>
              <table:table-cell office:value-type="float" office:value="0.109181141439206">
                <text:p>0.109181141439206</text:p>
              </table:table-cell>
              <table:table-cell office:value-type="float" office:value="0.690464782">
                <text:p>0.690464782</text:p>
              </table:table-cell>
              <table:table-cell office:value-type="float" office:value="1.09925558312655">
                <text:p>1.09925558312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4">
                <text:p>2014</text:p>
              </table:table-cell>
              <table:table-cell office:value-type="float" office:value="1.15352697095436">
                <text:p>1.15352697095436</text:p>
              </table:table-cell>
              <table:table-cell office:value-type="float" office:value="0.8744356659">
                <text:p>0.8744356659</text:p>
              </table:table-cell>
              <table:table-cell office:value-type="float" office:value="1.91286307053942">
                <text:p>1.91286307053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5">
                <text:p>2015</text:p>
              </table:table-cell>
              <table:table-cell office:value-type="float" office:value="1.66949152542373">
                <text:p>1.66949152542373</text:p>
              </table:table-cell>
              <table:table-cell office:value-type="float" office:value="0.9330833574">
                <text:p>0.9330833574</text:p>
              </table:table-cell>
              <table:table-cell office:value-type="float" office:value="2.63559322033898">
                <text:p>2.63559322033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6">
                <text:p>2016</text:p>
              </table:table-cell>
              <table:table-cell office:value-type="float" office:value="2.27710843373494">
                <text:p>2.27710843373494</text:p>
              </table:table-cell>
              <table:table-cell office:value-type="float" office:value="0.945489321">
                <text:p>0.945489321</text:p>
              </table:table-cell>
              <table:table-cell office:value-type="float" office:value="2.78313253012048">
                <text:p>2.78313253012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7">
                <text:p>2017</text:p>
              </table:table-cell>
              <table:table-cell office:value-type="float" office:value="2.12">
                <text:p>2.12</text:p>
              </table:table-cell>
              <table:table-cell office:value-type="float" office:value="0.9715123586">
                <text:p>0.971512358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8">
                <text:p>2018</text:p>
              </table:table-cell>
              <table:table-cell office:value-type="float" office:value="1.9047619047619">
                <text:p>1.9047619047619</text:p>
              </table:table-cell>
              <table:table-cell office:value-type="float" office:value="0.944998489">
                <text:p>0.944998489</text:p>
              </table:table-cell>
              <table:table-cell office:value-type="float" office:value="2.63492063492063">
                <text:p>2.63492063492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9">
                <text:p>2019</text:p>
              </table:table-cell>
              <table:table-cell office:value-type="float" office:value="2.25531914893617">
                <text:p>2.25531914893617</text:p>
              </table:table-cell>
              <table:table-cell office:value-type="float" office:value="0.9654614139">
                <text:p>0.9654614139</text:p>
              </table:table-cell>
              <table:table-cell office:value-type="float" office:value="2.57446808510638">
                <text:p>2.57446808510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0">
                <text:p>2020</text:p>
              </table:table-cell>
              <table:table-cell office:value-type="float" office:value="1.5531914893617">
                <text:p>1.5531914893617</text:p>
              </table:table-cell>
              <table:table-cell office:value-type="float" office:value="0.977067766">
                <text:p>0.977067766</text:p>
              </table:table-cell>
              <table:table-cell office:value-type="float" office:value="1.93617021276596">
                <text:p>1.93617021276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1">
                <text:p>2021</text:p>
              </table:table-cell>
              <table:table-cell office:value-type="float" office:value="2.73214285714286">
                <text:p>2.73214285714286</text:p>
              </table:table-cell>
              <table:table-cell office:value-type="float" office:value="0.9802065404">
                <text:p>0.9802065404</text:p>
              </table:table-cell>
              <table:table-cell office:value-type="float" office:value="2.80357142857143">
                <text:p>2.803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2">
                <text:p>2022</text:p>
              </table:table-cell>
              <table:table-cell office:value-type="float" office:value="3.79310344827586">
                <text:p>3.79310344827586</text:p>
              </table:table-cell>
              <table:table-cell office:value-type="float" office:value="0.9746888547">
                <text:p>0.974688854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